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textarea-horizontal-align="justify" draw:textarea-vertical-align="bottom" draw:auto-grow-height="false" fo:min-height="9.91cm" fo:min-width="9.66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036cm" fo:min-width="3.05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2.976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1.528cm" fo:min-width="3.31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fill-color="#069a2e" draw:textarea-horizontal-align="justify" draw:textarea-vertical-align="middle" draw:auto-grow-height="false" fo:min-height="0.862cm" fo:min-width="0cm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0.863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bottom" draw:auto-grow-height="false" fo:min-height="4.83cm" fo:min-width="3.0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5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bottom" draw:auto-grow-height="false" fo:min-height="5.338cm" fo:min-width="3.3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1.274cm" fo:min-width="2.54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6" style:family="graphic" style:parent-style-name="standard">
      <style:graphic-properties draw:textarea-horizontal-align="justify" draw:textarea-vertical-align="top" draw:auto-grow-height="false" fo:min-height="8.64cm" fo:min-width="9.66cm"/>
      <style:paragraph-properties style:writing-mode="lr-tb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1.274cm" fo:min-width="6.866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02cm" fo:min-width="2.04cm"/>
      <style:paragraph-properties style:writing-mode="lr-tb"/>
    </style:style>
    <style:style style:name="gr19" style:family="graphic" style:parent-style-name="standard">
      <style:graphic-properties draw:fill-color="#3465a4" draw:textarea-horizontal-align="justify" draw:textarea-vertical-align="top" draw:auto-grow-height="false" fo:min-height="2.624cm" fo:min-width="5.608cm"/>
      <style:paragraph-properties style:writing-mode="lr-tb"/>
    </style:style>
    <style:style style:name="gr20" style:family="graphic" style:parent-style-name="standard">
      <style:graphic-properties draw:fill-color="#3465a4" draw:textarea-horizontal-align="justify" draw:textarea-vertical-align="top" draw:auto-grow-height="false" fo:min-height="2.444cm" fo:min-width="5.60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88cm" fo:min-width="2.73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88cm" fo:min-width="1.476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274cm" fo:min-width="2.04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528cm" fo:min-width="5.85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274cm" fo:min-width="5.85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6.354cm" fo:min-width="1.53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32cm" fo:min-width="3.57cm"/>
    </style:style>
    <style:style style:name="gr29" style:family="graphic" style:parent-style-name="standard">
      <style:graphic-properties draw:fill-color="#3465a4" draw:textarea-horizontal-align="justify" draw:textarea-vertical-align="middle" draw:auto-grow-height="false" fo:min-height="2.444cm" fo:min-width="3.63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32cm" fo:min-width="0.722cm"/>
    </style:style>
    <style:style style:name="gr31" style:family="graphic" style:parent-style-name="Default_5f_1" style:list-style-name="L2">
      <style:graphic-properties draw:stroke="solid" svg:stroke-width="0.035cm" svg:stroke-color="#325490" draw:stroke-linejoin="miter" svg:stroke-linecap="butt" draw:fill="solid" draw:fill-color="#dae3f3" draw:textarea-vertical-align="bottom" draw:auto-grow-height="false" draw:fit-to-size="false" style:shrink-to-fit="false" fo:min-height="6.702cm" fo:min-width="13.99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bf9000" draw:textarea-vertical-align="middle" draw:auto-grow-height="false" draw:fit-to-size="false" style:shrink-to-fit="false" fo:min-height="1.924cm" fo:min-width="3.813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946cm" fo:min-width="1.013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134cm" fo:min-width="0.007cm" fo:padding-top="0.125cm" fo:padding-bottom="0.125cm" fo:padding-left="0.25cm" fo:padding-right="0.25cm" fo:wrap-option="wrap"/>
    </style:style>
    <style:style style:name="gr35" style:family="graphic" style:parent-style-name="Default_5f_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89cm" fo:min-width="0cm" fo:padding-top="0.125cm" fo:padding-bottom="0.125cm" fo:padding-left="0.25cm" fo:padding-right="0.25cm" fo:wrap-option="wrap"/>
    </style:style>
    <style:style style:name="gr36" style:family="graphic" style:parent-style-name="Default_5f_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864cm" fo:min-width="2.348cm" fo:padding-top="0.125cm" fo:padding-bottom="0.125cm" fo:padding-left="0.25cm" fo:padding-right="0.25cm" fo:wrap-option="wrap"/>
    </style:style>
    <style:style style:name="gr37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864cm" fo:min-width="2.34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4.624cm" fo:min-width="1.236cm" fo:padding-top="0.125cm" fo:padding-bottom="0.125cm" fo:padding-left="0.25cm" fo:padding-right="0.25cm" fo:wrap-option="wrap"/>
    </style:style>
    <style:style style:name="gr39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4472c4" draw:textarea-vertical-align="bottom" draw:auto-grow-height="false" draw:fit-to-size="false" style:shrink-to-fit="false" fo:min-height="2.699cm" fo:min-width="2.976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8faadc" draw:textarea-vertical-align="top" draw:auto-grow-height="false" draw:fit-to-size="false" style:shrink-to-fit="false" fo:min-height="4.482cm" fo:min-width="4.81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70ad47" draw:textarea-vertical-align="middle" draw:auto-grow-height="false" draw:fit-to-size="false" style:shrink-to-fit="false" fo:min-height="0.604cm" fo:min-width="2.13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70ad47" draw:textarea-vertical-align="middle" draw:auto-grow-height="false" draw:fit-to-size="false" style:shrink-to-fit="false" fo:min-height="0.531cm" fo:min-width="4.743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70ad47" draw:textarea-vertical-align="middle" draw:auto-grow-height="false" draw:fit-to-size="false" style:shrink-to-fit="false" fo:min-height="0.531cm" fo:min-width="4.743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70ad47" draw:textarea-vertical-align="middle" draw:auto-grow-height="false" draw:fit-to-size="false" style:shrink-to-fit="false" fo:min-height="0.604cm" fo:min-width="4.743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70ad47" draw:textarea-vertical-align="middle" draw:auto-grow-height="false" draw:fit-to-size="false" style:shrink-to-fit="false" fo:min-height="0.604cm" fo:min-width="2.47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5f_1">
      <style:graphic-properties draw:stroke="dash" draw:stroke-dash="Dashed_20__28_var_29__20_4" svg:stroke-width="0.088cm" svg:stroke-color="#000000" draw:marker-start="msArrowEnd_20_5" draw:marker-start-width="0.264cm" draw:marker-start-center="false" draw:marker-end="msArrowEnd_20_5" draw:marker-end-width="0.264cm" draw:marker-end-center="false" draw:stroke-linejoin="miter" svg:stroke-linecap="butt" draw:fill="none" draw:textarea-vertical-align="top" draw:auto-grow-height="false" fo:min-height="2.38cm" fo:min-width="5.089cm" fo:padding-top="0.125cm" fo:padding-bottom="0.125cm" fo:padding-left="0.25cm" fo:padding-right="0.25cm" fo:wrap-option="wrap"/>
    </style:style>
    <style:style style:name="gr47" style:family="graphic" style:parent-style-name="Default_5f_1" style:list-style-name="L3">
      <style:graphic-properties draw:stroke="solid" svg:stroke-width="0.035cm" svg:stroke-color="#325490" draw:stroke-linejoin="miter" svg:stroke-linecap="butt" draw:fill="solid" draw:fill-color="#70ad47" draw:textarea-vertical-align="middle" draw:auto-grow-height="false" draw:fit-to-size="false" style:shrink-to-fit="false" fo:min-height="0.604cm" fo:min-width="1.92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81aca6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69a2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tyle="italic"/>
    </style:style>
    <style:style style:name="P9" style:family="paragraph">
      <style:paragraph-properties fo:text-align="center"/>
    </style:style>
    <style:style style:name="P10" style:family="paragraph">
      <loext:graphic-properties draw:fill-color="#00a933"/>
      <style:paragraph-properties fo:text-align="center" style:writing-mode="lr-tb"/>
    </style:style>
    <style:style style:name="P11" style:family="paragraph">
      <loext:graphic-properties draw:fill-color="#3465a4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13" style:family="paragraph">
      <loext:graphic-properties draw:fill="solid" draw:fill-color="#dae3f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4" style:family="paragraph">
      <loext:graphic-properties draw:fill="solid" draw:fill-color="#bf9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16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17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2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8faad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3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10.16cm" svg:x="1.64cm" svg:y="2.5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0.16cm" svg:x="16.14cm" svg:y="2.5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2.286cm" svg:x="8.244cm" svg:y="6.3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56cm" svg:height="2.286cm" svg:x="16.14cm" svg:y="6.3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4cm" svg:height="1.778cm" svg:x="11.8cm" svg:y="6.604cm">
          <text:p text:style-name="P1">Transp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3.81cm" svg:height="1.778cm" svg:x="2.286cm" svg:y="6.858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778cm" svg:x="2.54cm" svg:y="7.112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778cm" svg:x="2.794cm" svg:y="7.366cm">
          <text:p text:style-name="P1">InterfaceIn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604cm" svg:y1="8.255cm" svg:x2="8.244cm" svg:y2="7.493cm" draw:start-shape="id1" draw:start-glue-point="1" draw:end-shape="id2" draw:end-glue-point="3" svg:d="M6604 8255h820v-762h820" svg:viewBox="0 0 1641 763">
          <text:p/>
        </draw:connector>
        <draw:custom-shape draw:style-name="gr4" draw:text-style-name="P3" draw:layer="layout" svg:width="3.81cm" svg:height="1.778cm" svg:x="21.082cm" svg:y="6.981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778cm" svg:x="21.336cm" svg:y="7.235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778cm" svg:x="21.59cm" svg:y="7.489cm">
          <text:p text:style-name="P1">InterfaceIn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1.59cm" svg:y1="8.378cm" svg:x2="19.696cm" svg:y2="7.493cm" draw:start-shape="id3" draw:start-glue-point="3" draw:end-shape="id4" draw:end-glue-point="1" svg:d="M21590 8378h-947v-885h-947" svg:viewBox="0 0 1895 886">
          <text:p/>
        </draw:connector>
        <draw:custom-shape draw:style-name="gr6" draw:text-style-name="P5" draw:layer="layout" svg:width="0.508cm" svg:height="1.27cm" svg:x="3.302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508cm" svg:height="1.27cm" svg:x="4.826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4.318cm" svg:height="0.962cm" svg:x="2.286cm" svg:y="4.318cm">
          <draw:text-box>
            <text:p>Method Calls</text:p>
          </draw:text-box>
        </draw:frame>
        <draw:custom-shape draw:style-name="gr6" draw:text-style-name="P5" draw:layer="layout" svg:width="0.508cm" svg:height="1.27cm" svg:x="21.92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508cm" svg:height="1.27cm" svg:x="23.446cm" svg:y="5.6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4.318cm" svg:height="0.962cm" svg:x="20.906cm" svg:y="4.365cm">
          <draw:text-box>
            <text:p>Method Calls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10" draw:text-style-name="P8" xml:id="id6" draw:id="id6" draw:layer="layout" svg:width="3.556cm" svg:height="5.08cm" svg:x="11.684cm" svg:y="9.398cm">
            <text:p text:style-name="P8">IF Type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048cm" svg:height="1.524cm" svg:x="11.938cm" svg:y="9.906cm">
            <text:p text:style-name="P1">Req</text:p>
            <text:p text:style-name="P1">(Export)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048cm" svg:height="1.524cm" svg:x="11.938cm" svg:y="11.684cm">
            <text:p text:style-name="P1">Rsp</text:p>
            <text:p text:style-name="P1">(Import)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3.81cm" svg:height="5.588cm" svg:x="16.256cm" svg:y="2.032cm">
          <text:p text:style-name="P1">IF Inst</text:p>
          <text:p text:style-name="P1">(Non-Mirror)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3.81cm" svg:height="5.588cm" svg:x="6.35cm" svg:y="2.032cm">
          <text:p text:style-name="P1">IF Inst</text:p>
          <text:p text:style-name="P1">(Mirror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1.524cm" svg:x="6.858cm" svg:y="2.54cm">
          <text:p text:style-name="P1">Req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048cm" svg:height="1.524cm" svg:x="6.858cm" svg:y="4.318cm">
          <text:p text:style-name="P1">Rs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048cm" svg:height="1.524cm" svg:x="16.764cm" svg:y="2.54cm">
          <text:p text:style-name="P1">Req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048cm" svg:height="1.524cm" svg:x="16.764cm" svg:y="4.318cm">
          <text:p text:style-name="P1">Rsp</text:p>
          <text:p text:style-name="P1"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8.255cm" svg:y1="7.62cm" svg:x2="13.462cm" svg:y2="9.398cm" draw:start-shape="id5" draw:end-shape="id6" svg:d="M8255 7620l5207 1778" svg:viewBox="0 0 5208 1779">
          <text:p/>
        </draw:connector>
        <draw:line draw:style-name="gr14" draw:text-style-name="P4" draw:layer="layout" svg:x1="18.288cm" svg:y1="7.62cm" svg:x2="13.462cm" svg:y2="9.398cm">
          <text:p/>
        </draw:line>
        <draw:line draw:style-name="gr14" draw:text-style-name="P4" draw:layer="layout" svg:x1="4.572cm" svg:y1="3.302cm" svg:x2="21.336cm" svg:y2="3.302cm">
          <text:p/>
        </draw:line>
        <draw:line draw:style-name="gr14" draw:text-style-name="P4" draw:layer="layout" svg:x1="21.082cm" svg:y1="5.08cm" svg:x2="4.572cm" svg:y2="5.08cm">
          <text:p/>
        </draw:lin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9" draw:layer="layout" svg:width="2.286cm" svg:height="1.27cm" svg:x="7.62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86cm" svg:height="1.27cm" svg:x="10.16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86cm" svg:height="1.27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86cm" svg:height="1.27cm" svg:x="10.16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6" draw:text-style-name="P1" draw:layer="layout" svg:width="10.16cm" svg:height="8.89cm" svg:x="2.54cm" svg:y="3.81cm">
          <text:p text:style-name="P1">Python Testbench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16cm" svg:height="8.89cm" svg:x="15.24cm" svg:y="3.81cm">
          <text:p text:style-name="P1">UVM Testbench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366cm" svg:height="1.524cm" svg:x="16.764cm" svg:y="10.922cm">
          <text:p text:style-name="P1">DU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4cm" svg:height="1.27cm" svg:x="17.272cm" svg:y="9.398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4cm" svg:height="1.27cm" svg:x="21.082cm" svg:y="9.398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8.636cm" svg:height="4.064cm" svg:x="16.002cm" svg:y="5.08cm">
          <text:p text:style-name="P1">UVM Seq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8.636cm" svg:height="3.81cm" svg:x="3.302cm" svg:y="5.334cm">
          <text:p text:style-name="P1">Python Seq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7" draw:id="id7" draw:layer="layout" svg:width="4.572cm" svg:height="2.032cm" svg:x="5.334cm" svg:y="6.858cm">
          <text:p text:style-name="P1">Body 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9" draw:id="id9" draw:layer="layout" svg:width="4.572cm" svg:height="2.032cm" svg:x="5.335cm" svg:y="6.859cm">
          <text:p text:style-name="P1">Body 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8" draw:id="id8" draw:layer="layout" svg:width="2.794cm" svg:height="2.032cm" svg:x="17.272cm" svg:y="6.604cm">
          <text:p text:style-name="P1">Utility </text:p>
          <text:p text:style-name="P1"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0" draw:id="id10" draw:layer="layout" svg:width="2.794cm" svg:height="2.032cm" svg:x="20.828cm" svg:y="6.604cm">
          <text:p text:style-name="P1">Utility </text:p>
          <text:p text:style-name="P1"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9.906cm" svg:y1="7.874cm" svg:x2="17.681cm" svg:y2="6.901cm" draw:start-shape="id7" draw:start-glue-point="10" draw:end-shape="id8" draw:end-glue-point="5" svg:d="M9906 7874c5526 0 4605-886 5167-1428s2608-742 2608 455" svg:viewBox="0 0 7776 1857">
          <text:p/>
        </draw:connector>
        <draw:connector draw:style-name="gr23" draw:text-style-name="P4" draw:layer="layout" draw:type="curve" svg:x1="9.907cm" svg:y1="7.875cm" svg:x2="21.237cm" svg:y2="8.339cm" draw:start-shape="id9" draw:start-glue-point="10" draw:end-shape="id10" draw:end-glue-point="7" svg:d="M9907 7875c8191 0 6825 632 7610 1047s3720 615 3720-583" svg:viewBox="0 0 11331 1370">
          <text:p/>
        </draw:connector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6" draw:text-style-name="P1" draw:layer="layout" svg:width="10.16cm" svg:height="8.89cm" svg:x="2.54cm" svg:y="3.81cm">
          <text:p text:style-name="P1">Python Testbench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16cm" svg:height="8.89cm" svg:x="15.24cm" svg:y="3.81cm">
          <text:p text:style-name="P1">FPGA Platform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366cm" svg:height="1.524cm" svg:x="16.764cm" svg:y="10.922cm">
          <text:p text:style-name="P1">DUT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54cm" svg:height="1.524cm" svg:x="17.272cm" svg:y="9.144cm">
          <text:p text:style-name="P1">Synth </text:p>
          <text:p text:style-name="P1">BFM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54cm" svg:height="1.524cm" svg:x="21.082cm" svg:y="9.144cm">
          <text:p text:style-name="P1">Synth<text:line-break/>BFM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6.35cm" svg:height="1.778cm" svg:x="17.272cm" svg:y="7.112cm">
          <text:p text:style-name="P1">TbLink RPC 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6.35cm" svg:height="1.524cm" svg:x="17.272cm" svg:y="5.08cm">
          <text:p text:style-name="P1">Comm IP</text:p>
          <text:p text:style-name="P1">(USB,UART,etc)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032cm" svg:height="6.604cm" svg:x="10.16cm" svg:y="5.08cm">
          <text:p text:style-name="P1">EP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5.08cm" svg:height="0.762cm" svg:x="12.192cm" svg:y="5.58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1" draw:layer="layout" svg:width="5.841cm" svg:height="3.81cm" svg:x="2.795cm" svg:y="6.096cm">
          <text:p text:style-name="P1">Python</text:p>
          <text:p text:style-name="P1">Test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1.524cm" svg:height="0.762cm" svg:x="8.636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Rectangle: Rounded Corners 35_0" draw:style-name="gr31" draw:text-style-name="P13" draw:layer="layout" svg:width="15.243cm" svg:height="7.704cm" svg:x="2.534cm" svg:y="7.499cm">
          <text:p text:style-name="P12"><text:span text:style-name="T1">IP-Level Testbenc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_1" draw:style-name="gr32" draw:text-style-name="P14" draw:layer="layout" svg:width="4.312cm" svg:height="2.173cm" svg:x="12.747cm" svg:y="11.543cm">
          <text:p text:style-name="P12"><text:span text:style-name="T2">DUT</text:span></text:p>
          <text:p text:style-name="P12"><text:span text:style-name="T2">(RT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" draw:style-name="gr33" draw:text-style-name="P16" draw:layer="layout" svg:width="1.512cm" svg:height="2.195cm" svg:x="10.556cm" svg:y="11.543cm">
          <text:p text:style-name="P15"><text:span text:style-name="T3">Reg BF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3_1" draw:style-name="gr34" draw:text-style-name="P17" draw:layer="layout" svg:width="0.676cm" svg:height="0.767cm" svg:x="12.069cm" svg:y="12.23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8_1" draw:style-name="gr35" draw:text-style-name="P17" draw:layer="layout" svg:width="0.88cm" svg:height="0.718cm" svg:x="10.872cm" svg:y="10.824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val 36_1" draw:style-name="gr36" draw:text-style-name="P17" draw:layer="layout" svg:width="4.028cm" svg:height="1.574cm" svg:x="3.667cm" svg:y="9.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_1" draw:style-name="gr37" draw:text-style-name="P18" draw:layer="layout" svg:width="4.028cm" svg:height="1.574cm" svg:x="3.051cm" svg:y="8.997cm">
          <text:p text:style-name="P12"><text:span text:style-name="T4">UVM Sequenc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or: Elbow 39_1" draw:style-name="gr38" draw:text-style-name="P19" draw:layer="layout" svg:width="1.735cm" svg:height="4.873cm" draw:transform="rotate (-1.5707963267949) translate (10.553cm 10.90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23_1" draw:style-name="gr39" draw:text-style-name="P21" draw:layer="layout" svg:width="3.475cm" svg:height="2.948cm" svg:x="9.575cm" svg:y="7.875cm">
          <text:p text:style-name="P20"><text:span text:style-name="T4">Zephyr-Cosim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24_1" draw:style-name="gr40" draw:text-style-name="P22" draw:layer="layout" svg:width="5.826cm" svg:height="5.242cm" svg:x="2.759cm" svg:y="0.453cm">
          <text:p text:style-name="P20"><text:span text:style-name="T4">Zephyr Executab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9_1" draw:style-name="gr41" draw:text-style-name="P23" draw:layer="layout" svg:width="2.63cm" svg:height="0.853cm" svg:x="3.051cm" svg:y="3.456cm">
          <text:p text:style-name="P20"><text:span text:style-name="T4">I</text:span><text:span text:style-name="T4">P</text:span><text:span text:style-name="T4"> </text:span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_1" draw:style-name="gr42" draw:text-style-name="P23" draw:layer="layout" svg:width="5.242cm" svg:height="0.78cm" svg:x="3.051cm" svg:y="1.567cm">
          <text:p text:style-name="P20"><text:span text:style-name="T4">IP-Level C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_1" draw:style-name="gr43" draw:text-style-name="P23" draw:layer="layout" svg:width="5.242cm" svg:height="0.78cm" svg:x="3.051cm" svg:y="2.415cm">
          <text:p text:style-name="P20"><text:span text:style-name="T4">Zephyr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1" draw:style-name="gr44" draw:text-style-name="P23" draw:layer="layout" svg:width="5.242cm" svg:height="0.853cm" svg:x="3.051cm" svg:y="4.515cm">
          <text:p text:style-name="P20"><text:span text:style-name="T4">TbLink </text:span><text:span text:style-name="T4">Librar</text:span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_1" draw:style-name="gr45" draw:text-style-name="P23" draw:layer="layout" svg:width="2.969cm" svg:height="0.853cm" svg:x="9.777cm" svg:y="8.029cm">
          <text:p text:style-name="P20"><text:span text:style-name="T4">TbLink Pk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_1" draw:style-name="gr46" draw:text-style-name="P19" draw:layer="layout" svg:width="5.589cm" svg:height="2.63cm" svg:x="5.672cm" svg:y="5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8_1" draw:style-name="gr47" draw:text-style-name="P23" draw:layer="layout" svg:width="2.427cm" svg:height="0.853cm" svg:x="5.865cm" svg:y="3.458cm">
          <text:p text:style-name="P20"><text:span text:style-name="T4">D</text:span><text:span text:style-name="T4">r</text:span><text:span text:style-name="T4">i</text:span><text:span text:style-name="T4">v</text:span><text:span text:style-name="T4">e</text:span><text:span text:style-name="T4">r</text:span><text:span text:style-name="T4">s</text:span><text:span text:style-name="T4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9" draw:layer="layout" svg:width="18.624cm" svg:height="10.476cm" svg:x="1.482cm" svg:y="2.123cm" draw:page-number="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4" draw:text-style-name="MP8" draw:layer="backgroundobjects" svg:width="6.299cm" svg:height="0.838cm" svg:x="1.924cm" svg:y="14.598cm" presentation:class="date-time" presentation:user-transformed="true">
        <draw:text-box>
          <text:p text:style-name="MP7"><text:span text:style-name="MT2"><text:date style:data-style-name="D1" text:date-value="2022-01-24">1/24/22</text:date></text:span></text:p>
        </draw:text-box>
      </draw:frame>
      <draw:frame draw:name="Footer Placeholder 2" presentation:style-name="Mpr4" draw:text-style-name="MP8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299cm" svg:height="0.838cm" svg:x="19.774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29cm" svg:x="1.399cm" svg:y="0.628cm" presentation:class="title" presentation:placeholder="true">
        <draw:text-box/>
      </draw:frame>
      <draw:frame presentation:style-name="Blank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1" draw:layer="backgroundobjects" svg:width="9.369cm" svg:height="1.396cm" svg:x="0cm" svg:y="0cm" presentation:class="header">
          <draw:text-box>
            <text:p text:style-name="MP10"><presentation:header/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12"><presentation:date-time/></text:p>
          </draw:text-box>
        </draw:frame>
        <draw:frame presentation:style-name="Mpr6" draw:text-style-name="MP11" draw:layer="backgroundobjects" svg:width="9.369cm" svg:height="1.396cm" svg:x="0cm" svg:y="26.543cm" presentation:class="footer">
          <draw:text-box>
            <text:p text:style-name="MP10"><presentation:footer/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1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1-16T10:58:19.556516617</meta:creation-date>
    <meta:generator>LibreOffice/6.4.7.2$Linux_X86_64 LibreOffice_project/40$Build-2</meta:generator>
    <dc:date>2022-01-24T14:50:33.209420885</dc:date>
    <meta:editing-duration>PT3H28M42S</meta:editing-duration>
    <meta:editing-cycles>4</meta:editing-cycles>
    <meta:document-statistic meta:object-count="124"/>
  </office:meta>
</office:document-meta>
</file>